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NIST Classifi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epoch</text:p>
          </table:table-cell>
          <table:table-cell office:value-type="string">
            <text:p>training accuracy</text:p>
          </table:table-cell>
          <table:table-cell office:value-type="string">
            <text:p>training loss</text:p>
          </table:table-cell>
          <table:table-cell office:value-type="string">
            <text:p>training error</text:p>
          </table:table-cell>
          <table:table-cell office:value-type="string">
            <text:p>validation accuracy</text:p>
          </table:table-cell>
          <table:table-cell office:value-type="string">
            <text:p>validation loss</text:p>
          </table:table-cell>
          <table:table-cell office:value-type="string">
            <text:p>validation error</text:p>
          </table:table-cell>
          <table:table-cell office:value-type="string">
            <text:p>learning rate</text:p>
          </table:table-cell>
          <table:table-cell office:value-type="string">
            <text:p>time</text:p>
          </table:table-cell>
          <table:table-cell office:value-type="string">
            <text:p>test accuracy</text:p>
          </table:table-cell>
          <table:table-cell office:value-type="string">
            <text:p>test loss</text:p>
          </table:table-cell>
          <table:table-cell office:value-type="string">
            <text:p>test er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84">
            <text:p>0.9384</text:p>
          </table:table-cell>
          <table:table-cell office:value-type="float" office:value="0.16">
            <text:p>0.16</text:p>
          </table:table-cell>
          <table:table-cell office:value-type="float" office:value="0.1599">
            <text:p>0.1599</text:p>
          </table:table-cell>
          <table:table-cell office:value-type="float" office:value="0.976">
            <text:p>0.976</text:p>
          </table:table-cell>
          <table:table-cell office:value-type="float" office:value="0.0725">
            <text:p>0.0725</text:p>
          </table:table-cell>
          <table:table-cell office:value-type="float" office:value="0.073">
            <text:p>0.073</text:p>
          </table:table-cell>
          <table:table-cell office:value-type="float" office:value="0.001">
            <text:p>0.001</text:p>
          </table:table-cell>
          <table:table-cell office:value-type="float" office:value="389">
            <text:p>38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9">
            <text:p>0.969</text:p>
          </table:table-cell>
          <table:table-cell office:value-type="float" office:value="0.026">
            <text:p>0.026</text:p>
          </table:table-cell>
          <table:table-cell office:value-type="float" office:value="0.0452">
            <text:p>0.0452</text:p>
          </table:table-cell>
          <table:table-cell office:value-type="float" office:value="0.9782">
            <text:p>0.9782</text:p>
          </table:table-cell>
          <table:table-cell office:value-type="float" office:value="0.0662">
            <text:p>0.0662</text:p>
          </table:table-cell>
          <table:table-cell office:value-type="float" office:value="0.0683">
            <text:p>0.0683</text:p>
          </table:table-cell>
          <table:table-cell office:value-type="float" office:value="0.001">
            <text:p>0.001</text:p>
          </table:table-cell>
          <table:table-cell office:value-type="float" office:value="774">
            <text:p>77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757">
            <text:p>0.9757</text:p>
          </table:table-cell>
          <table:table-cell office:value-type="float" office:value="0.041">
            <text:p>0.041</text:p>
          </table:table-cell>
          <table:table-cell office:value-type="float" office:value="0.054">
            <text:p>0.054</text:p>
          </table:table-cell>
          <table:table-cell office:value-type="float" office:value="0.9796">
            <text:p>0.9796</text:p>
          </table:table-cell>
          <table:table-cell office:value-type="float" office:value="0.0613">
            <text:p>0.0613</text:p>
          </table:table-cell>
          <table:table-cell office:value-type="float" office:value="0.063">
            <text:p>0.063</text:p>
          </table:table-cell>
          <table:table-cell office:value-type="float" office:value="0.001">
            <text:p>0.001</text:p>
          </table:table-cell>
          <table:table-cell office:value-type="float" office:value="1157">
            <text:p>115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786">
            <text:p>0.9786</text:p>
          </table:table-cell>
          <table:table-cell office:value-type="float" office:value="0.0419">
            <text:p>0.0419</text:p>
          </table:table-cell>
          <table:table-cell office:value-type="float" office:value="0.0564">
            <text:p>0.0564</text:p>
          </table:table-cell>
          <table:table-cell office:value-type="float" office:value="0.9818">
            <text:p>0.9818</text:p>
          </table:table-cell>
          <table:table-cell office:value-type="float" office:value="0.0551">
            <text:p>0.0551</text:p>
          </table:table-cell>
          <table:table-cell office:value-type="float" office:value="0.0573">
            <text:p>0.0573</text:p>
          </table:table-cell>
          <table:table-cell office:value-type="float" office:value="0.001">
            <text:p>0.001</text:p>
          </table:table-cell>
          <table:table-cell office:value-type="float" office:value="1562">
            <text:p>156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811">
            <text:p>0.9811</text:p>
          </table:table-cell>
          <table:table-cell office:value-type="float" office:value="0.0627">
            <text:p>0.0627</text:p>
          </table:table-cell>
          <table:table-cell office:value-type="float" office:value="0.0449">
            <text:p>0.0449</text:p>
          </table:table-cell>
          <table:table-cell office:value-type="float" office:value="0.983">
            <text:p>0.983</text:p>
          </table:table-cell>
          <table:table-cell office:value-type="float" office:value="0.0493">
            <text:p>0.0493</text:p>
          </table:table-cell>
          <table:table-cell office:value-type="float" office:value="0.0519">
            <text:p>0.0519</text:p>
          </table:table-cell>
          <table:table-cell office:value-type="float" office:value="0.001">
            <text:p>0.001</text:p>
          </table:table-cell>
          <table:table-cell office:value-type="float" office:value="1971">
            <text:p>197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818">
            <text:p>0.9818</text:p>
          </table:table-cell>
          <table:table-cell office:value-type="float" office:value="0.0686">
            <text:p>0.0686</text:p>
          </table:table-cell>
          <table:table-cell office:value-type="float" office:value="0.0682">
            <text:p>0.0682</text:p>
          </table:table-cell>
          <table:table-cell office:value-type="float" office:value="0.9848">
            <text:p>0.9848</text:p>
          </table:table-cell>
          <table:table-cell office:value-type="float" office:value="0.0432">
            <text:p>0.0432</text:p>
          </table:table-cell>
          <table:table-cell office:value-type="float" office:value="0.0461">
            <text:p>0.0461</text:p>
          </table:table-cell>
          <table:table-cell office:value-type="float" office:value="0.001">
            <text:p>0.001</text:p>
          </table:table-cell>
          <table:table-cell office:value-type="float" office:value="2381">
            <text:p>238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843">
            <text:p>0.9843</text:p>
          </table:table-cell>
          <table:table-cell office:value-type="float" office:value="0.0417">
            <text:p>0.0417</text:p>
          </table:table-cell>
          <table:table-cell office:value-type="float" office:value="0.0444">
            <text:p>0.0444</text:p>
          </table:table-cell>
          <table:table-cell office:value-type="float" office:value="0.9868">
            <text:p>0.9868</text:p>
          </table:table-cell>
          <table:table-cell office:value-type="float" office:value="0.0397">
            <text:p>0.0397</text:p>
          </table:table-cell>
          <table:table-cell office:value-type="float" office:value="0.0423">
            <text:p>0.0423</text:p>
          </table:table-cell>
          <table:table-cell office:value-type="float" office:value="0.001">
            <text:p>0.001</text:p>
          </table:table-cell>
          <table:table-cell office:value-type="float" office:value="2790">
            <text:p>279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85">
            <text:p>0.985</text:p>
          </table:table-cell>
          <table:table-cell office:value-type="float" office:value="0.0198">
            <text:p>0.0198</text:p>
          </table:table-cell>
          <table:table-cell office:value-type="float" office:value="0.0312">
            <text:p>0.0312</text:p>
          </table:table-cell>
          <table:table-cell office:value-type="float" office:value="0.987">
            <text:p>0.987</text:p>
          </table:table-cell>
          <table:table-cell office:value-type="float" office:value="0.0367">
            <text:p>0.0367</text:p>
          </table:table-cell>
          <table:table-cell office:value-type="float" office:value="0.0388">
            <text:p>0.0388</text:p>
          </table:table-cell>
          <table:table-cell office:value-type="float" office:value="0.001">
            <text:p>0.001</text:p>
          </table:table-cell>
          <table:table-cell office:value-type="float" office:value="3200">
            <text:p>320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847">
            <text:p>0.9847</text:p>
          </table:table-cell>
          <table:table-cell office:value-type="float" office:value="0.0044">
            <text:p>0.0044</text:p>
          </table:table-cell>
          <table:table-cell office:value-type="float" office:value="0.0085">
            <text:p>0.0085</text:p>
          </table:table-cell>
          <table:table-cell office:value-type="float" office:value="0.987">
            <text:p>0.987</text:p>
          </table:table-cell>
          <table:table-cell office:value-type="float" office:value="0.0339">
            <text:p>0.0339</text:p>
          </table:table-cell>
          <table:table-cell office:value-type="float" office:value="0.0357">
            <text:p>0.0357</text:p>
          </table:table-cell>
          <table:table-cell office:value-type="float" office:value="0.001">
            <text:p>0.001</text:p>
          </table:table-cell>
          <table:table-cell office:value-type="float" office:value="3606">
            <text:p>36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863">
            <text:p>0.9863</text:p>
          </table:table-cell>
          <table:table-cell office:value-type="float" office:value="0.0488">
            <text:p>0.0488</text:p>
          </table:table-cell>
          <table:table-cell office:value-type="float" office:value="0.028">
            <text:p>0.028</text:p>
          </table:table-cell>
          <table:table-cell office:value-type="float" office:value="0.9878">
            <text:p>0.9878</text:p>
          </table:table-cell>
          <table:table-cell office:value-type="float" office:value="0.0316">
            <text:p>0.0316</text:p>
          </table:table-cell>
          <table:table-cell office:value-type="float" office:value="0.0327">
            <text:p>0.0327</text:p>
          </table:table-cell>
          <table:table-cell office:value-type="float" office:value="0.001">
            <text:p>0.001</text:p>
          </table:table-cell>
          <table:table-cell office:value-type="float" office:value="4066">
            <text:p>4066</text:p>
          </table:table-cell>
          <table:table-cell office:value-type="float" office:value="0.9962">
            <text:p>0.9962</text:p>
          </table:table-cell>
          <table:table-cell office:value-type="float" office:value="0.0136">
            <text:p>0.0136</text:p>
          </table:table-cell>
          <table:table-cell office:value-type="float" office:value="0.0118">
            <text:p>0.01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871">
            <text:p>0.9871</text:p>
          </table:table-cell>
          <table:table-cell office:value-type="float" office:value="0.0147">
            <text:p>0.0147</text:p>
          </table:table-cell>
          <table:table-cell office:value-type="float" office:value="0.0222">
            <text:p>0.0222</text:p>
          </table:table-cell>
          <table:table-cell office:value-type="float" office:value="0.9898">
            <text:p>0.9898</text:p>
          </table:table-cell>
          <table:table-cell office:value-type="float" office:value="0.0303">
            <text:p>0.0303</text:p>
          </table:table-cell>
          <table:table-cell office:value-type="float" office:value="0.0306">
            <text:p>0.0306</text:p>
          </table:table-cell>
          <table:table-cell office:value-type="float" office:value="0.0009044">
            <text:p>0.0009044</text:p>
          </table:table-cell>
          <table:table-cell office:value-type="float" office:value="4473">
            <text:p>447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873">
            <text:p>0.9873</text:p>
          </table:table-cell>
          <table:table-cell office:value-type="float" office:value="0.0243">
            <text:p>0.0243</text:p>
          </table:table-cell>
          <table:table-cell office:value-type="float" office:value="0.0318">
            <text:p>0.0318</text:p>
          </table:table-cell>
          <table:table-cell office:value-type="float" office:value="0.9904">
            <text:p>0.9904</text:p>
          </table:table-cell>
          <table:table-cell office:value-type="float" office:value="0.0294">
            <text:p>0.0294</text:p>
          </table:table-cell>
          <table:table-cell office:value-type="float" office:value="0.029">
            <text:p>0.029</text:p>
          </table:table-cell>
          <table:table-cell office:value-type="float" office:value="0.0009044">
            <text:p>0.0009044</text:p>
          </table:table-cell>
          <table:table-cell office:value-type="float" office:value="4880">
            <text:p>488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9885">
            <text:p>0.9885</text:p>
          </table:table-cell>
          <table:table-cell office:value-type="float" office:value="0.017">
            <text:p>0.017</text:p>
          </table:table-cell>
          <table:table-cell office:value-type="float" office:value="0.0249">
            <text:p>0.0249</text:p>
          </table:table-cell>
          <table:table-cell office:value-type="float" office:value="0.9906">
            <text:p>0.9906</text:p>
          </table:table-cell>
          <table:table-cell office:value-type="float" office:value="0.0286">
            <text:p>0.0286</text:p>
          </table:table-cell>
          <table:table-cell office:value-type="float" office:value="0.0283">
            <text:p>0.0283</text:p>
          </table:table-cell>
          <table:table-cell office:value-type="float" office:value="0.0009044">
            <text:p>0.0009044</text:p>
          </table:table-cell>
          <table:table-cell office:value-type="float" office:value="5354">
            <text:p>535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889">
            <text:p>0.9889</text:p>
          </table:table-cell>
          <table:table-cell office:value-type="float" office:value="0.0254">
            <text:p>0.0254</text:p>
          </table:table-cell>
          <table:table-cell office:value-type="float" office:value="0.0319">
            <text:p>0.0319</text:p>
          </table:table-cell>
          <table:table-cell office:value-type="float" office:value="0.9908">
            <text:p>0.9908</text:p>
          </table:table-cell>
          <table:table-cell office:value-type="float" office:value="0.0283">
            <text:p>0.0283</text:p>
          </table:table-cell>
          <table:table-cell office:value-type="float" office:value="0.0274">
            <text:p>0.0274</text:p>
          </table:table-cell>
          <table:table-cell office:value-type="float" office:value="0.0009044">
            <text:p>0.0009044</text:p>
          </table:table-cell>
          <table:table-cell office:value-type="float" office:value="5765">
            <text:p>576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9877">
            <text:p>0.9877</text:p>
          </table:table-cell>
          <table:table-cell office:value-type="float" office:value="0.0267">
            <text:p>0.0267</text:p>
          </table:table-cell>
          <table:table-cell office:value-type="float" office:value="0.0249">
            <text:p>0.0249</text:p>
          </table:table-cell>
          <table:table-cell office:value-type="float" office:value="0.9906">
            <text:p>0.9906</text:p>
          </table:table-cell>
          <table:table-cell office:value-type="float" office:value="0.0275">
            <text:p>0.0275</text:p>
          </table:table-cell>
          <table:table-cell office:value-type="float" office:value="0.0267">
            <text:p>0.0267</text:p>
          </table:table-cell>
          <table:table-cell office:value-type="float" office:value="0.0009044">
            <text:p>0.0009044</text:p>
          </table:table-cell>
          <table:table-cell office:value-type="float" office:value="6174">
            <text:p>617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897">
            <text:p>0.9897</text:p>
          </table:table-cell>
          <table:table-cell office:value-type="float" office:value="0.0346">
            <text:p>0.0346</text:p>
          </table:table-cell>
          <table:table-cell office:value-type="float" office:value="0.0367">
            <text:p>0.0367</text:p>
          </table:table-cell>
          <table:table-cell office:value-type="float" office:value="0.9906">
            <text:p>0.9906</text:p>
          </table:table-cell>
          <table:table-cell office:value-type="float" office:value="0.0268">
            <text:p>0.0268</text:p>
          </table:table-cell>
          <table:table-cell office:value-type="float" office:value="0.0259">
            <text:p>0.0259</text:p>
          </table:table-cell>
          <table:table-cell office:value-type="float" office:value="0.0009044">
            <text:p>0.0009044</text:p>
          </table:table-cell>
          <table:table-cell office:value-type="float" office:value="6583">
            <text:p>658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898">
            <text:p>0.9898</text:p>
          </table:table-cell>
          <table:table-cell office:value-type="float" office:value="0.0203">
            <text:p>0.0203</text:p>
          </table:table-cell>
          <table:table-cell office:value-type="float" office:value="0.0354">
            <text:p>0.0354</text:p>
          </table:table-cell>
          <table:table-cell office:value-type="float" office:value="0.9908">
            <text:p>0.9908</text:p>
          </table:table-cell>
          <table:table-cell office:value-type="float" office:value="0.0257">
            <text:p>0.0257</text:p>
          </table:table-cell>
          <table:table-cell office:value-type="float" office:value="0.0248">
            <text:p>0.0248</text:p>
          </table:table-cell>
          <table:table-cell office:value-type="float" office:value="0.0009044">
            <text:p>0.0009044</text:p>
          </table:table-cell>
          <table:table-cell office:value-type="float" office:value="6992">
            <text:p>699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904">
            <text:p>0.9904</text:p>
          </table:table-cell>
          <table:table-cell office:value-type="float" office:value="0.0089">
            <text:p>0.0089</text:p>
          </table:table-cell>
          <table:table-cell office:value-type="float" office:value="0.0161">
            <text:p>0.0161</text:p>
          </table:table-cell>
          <table:table-cell office:value-type="float" office:value="0.9912">
            <text:p>0.9912</text:p>
          </table:table-cell>
          <table:table-cell office:value-type="float" office:value="0.0255">
            <text:p>0.0255</text:p>
          </table:table-cell>
          <table:table-cell office:value-type="float" office:value="0.0245">
            <text:p>0.0245</text:p>
          </table:table-cell>
          <table:table-cell office:value-type="float" office:value="0.0009044">
            <text:p>0.0009044</text:p>
          </table:table-cell>
          <table:table-cell office:value-type="float" office:value="7401">
            <text:p>740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916">
            <text:p>0.9916</text:p>
          </table:table-cell>
          <table:table-cell office:value-type="float" office:value="0.0916">
            <text:p>0.0916</text:p>
          </table:table-cell>
          <table:table-cell office:value-type="float" office:value="0.037">
            <text:p>0.037</text:p>
          </table:table-cell>
          <table:table-cell office:value-type="float" office:value="0.9912">
            <text:p>0.9912</text:p>
          </table:table-cell>
          <table:table-cell office:value-type="float" office:value="0.0251">
            <text:p>0.0251</text:p>
          </table:table-cell>
          <table:table-cell office:value-type="float" office:value="0.0238">
            <text:p>0.0238</text:p>
          </table:table-cell>
          <table:table-cell office:value-type="float" office:value="0.0009044">
            <text:p>0.0009044</text:p>
          </table:table-cell>
          <table:table-cell office:value-type="float" office:value="7811">
            <text:p>781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917">
            <text:p>0.9917</text:p>
          </table:table-cell>
          <table:table-cell office:value-type="float" office:value="0.0371">
            <text:p>0.0371</text:p>
          </table:table-cell>
          <table:table-cell office:value-type="float" office:value="0.0257">
            <text:p>0.0257</text:p>
          </table:table-cell>
          <table:table-cell office:value-type="float" office:value="0.9908">
            <text:p>0.9908</text:p>
          </table:table-cell>
          <table:table-cell office:value-type="float" office:value="0.0255">
            <text:p>0.0255</text:p>
          </table:table-cell>
          <table:table-cell office:value-type="float" office:value="0.0237">
            <text:p>0.0237</text:p>
          </table:table-cell>
          <table:table-cell office:value-type="float" office:value="0.0009044">
            <text:p>0.0009044</text:p>
          </table:table-cell>
          <table:table-cell office:value-type="float" office:value="8274">
            <text:p>8274</text:p>
          </table:table-cell>
          <table:table-cell office:value-type="float" office:value="0.9966">
            <text:p>0.9966</text:p>
          </table:table-cell>
          <table:table-cell office:value-type="float" office:value="0.0117">
            <text:p>0.0117</text:p>
          </table:table-cell>
          <table:table-cell office:value-type="float" office:value="0.0093">
            <text:p>0.009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Image mX4 FThreadNN[0].DebugWeights(); skipped..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arting Testing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pochs: 20 Examples seen:1200000 Test Accuracy: 0.9966 Test Error: 0.0093 Test Loss: 0.0117 Total time: 137.90mi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poch time: 5.9000 minutes. 20 epochs: 2.0000 hours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pochs: 20. Working time: 2.30 hours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I maXbox Neural Fit Finished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nist classifier done...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 mX4 executed: 19/11/2021 16:43:30 <text:s/>Runtime: 2:18:1.308 <text:s/>Memload: 46% use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9">19/11/2021</text:date>, <text:time>17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x Kleiner</meta:printed-by>
    <meta:print-date>2021-11-19T17:40:56.38</meta:print-date>
    <meta:generator>OpenOffice/4.1.1$Win32 OpenOffice.org_project/411m6$Build-9775</meta:generator>
    <meta:document-statistic meta:table-count="1" meta:cell-count="206" meta:object-count="0"/>
  </office:meta>
</office:document-meta>
</file>

<file path=META-INF/documentsignatures.xml><?xml version="1.0" encoding="utf-8"?>
<document-signatures xmlns="urn:oasis:names:tc:opendocument:xmlns:digitalsignature:1.0"/>
</file>